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" svg:font-family="LiberationSans" style:font-family-generic="system" svg:panose-1="0 0 0 0 0 0 0 0 0 0"/>
    <style:font-face style:name="LiberationSans-Bold" svg:font-family="LiberationSans-Bold" style:font-family-generic="system" svg:panose-1="0 0 0 0 0 0 0 0 0 0"/>
    <style:font-face style:name="LiberationSans-Italic" svg:font-family="LiberationSans-Italic" style:font-family-generic="system" svg:panose-1="0 0 0 0 0 0 0 0 0 0"/>
    <style:font-face style:name="T3Font_0" svg:font-family="T3Font_0" style:font-family-generic="swiss" svg:panose-1="0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style:text-autospace="none" fo:margin-bottom="0in" fo:line-height="100%"/>
      <style:text-properties style:font-name="LiberationSans" style:font-name-complex="LiberationSans" fo:color="#000000" style:letter-kerning="false" fo:font-size="10pt" style:font-size-asian="10pt" style:font-size-complex="10pt"/>
    </style:style>
    <style:style style:name="P2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21pt" style:font-size-asian="21pt" style:font-size-complex="21pt"/>
    </style:style>
    <style:style style:name="P3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21pt" style:font-size-asian="21pt" style:font-size-complex="21pt"/>
    </style:style>
    <style:style style:name="P4" style:parent-style-name="Normální" style:family="paragraph">
      <style:paragraph-properties style:text-autospace="none" fo:margin-bottom="0in" fo:line-height="100%"/>
      <style:text-properties style:font-name="LiberationSans-Italic" style:font-name-complex="LiberationSans-Italic" fo:font-style="italic" style:font-style-asian="italic" style:font-style-complex="italic" fo:color="#787774" style:letter-kerning="false" fo:font-size="8.5pt" style:font-size-asian="8.5pt" style:font-size-complex="8.5pt"/>
    </style:style>
    <style:style style:name="P5" style:parent-style-name="Normální" style:family="paragraph">
      <style:paragraph-properties style:text-autospace="none" fo:margin-bottom="0in" fo:line-height="100%"/>
      <style:text-properties style:font-name="LiberationSans-Italic" style:font-name-complex="LiberationSans-Italic" fo:font-style="italic" style:font-style-asian="italic" style:font-style-complex="italic" fo:color="#787774" style:letter-kerning="false" fo:font-size="8.5pt" style:font-size-asian="8.5pt" style:font-size-complex="8.5pt"/>
    </style:style>
    <style:style style:name="P6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16pt" style:font-size-asian="16pt" style:font-size-complex="16pt"/>
    </style:style>
    <style:style style:name="P7" style:parent-style-name="Normální" style:family="paragraph">
      <style:paragraph-properties style:text-autospace="none" fo:margin-bottom="0in" fo:line-height="100%"/>
    </style:style>
    <style:style style:name="T8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9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1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3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4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5" style:parent-style-name="Normální" style:family="paragraph">
      <style:paragraph-properties style:text-autospace="none" fo:margin-bottom="0in" fo:line-height="100%"/>
    </style:style>
    <style:style style:name="T16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17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18" style:parent-style-name="Normální" style:family="paragraph">
      <style:paragraph-properties style:text-autospace="none" fo:margin-bottom="0in" fo:line-height="100%"/>
    </style:style>
    <style:style style:name="T19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20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21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22" style:parent-style-name="Normální" style:family="paragraph">
      <style:paragraph-properties style:text-autospace="none" fo:margin-bottom="0in" fo:line-height="100%"/>
    </style:style>
    <style:style style:name="T23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24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5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26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7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8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29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0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1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2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3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4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5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6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12.5pt" style:font-size-asian="12.5pt" style:font-size-complex="12.5pt"/>
    </style:style>
    <style:style style:name="P37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8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39" style:parent-style-name="Normální" style:family="paragraph">
      <style:paragraph-properties style:text-autospace="none" fo:margin-bottom="0in" fo:line-height="100%"/>
    </style:style>
    <style:style style:name="T40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4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42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43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44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5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46" style:parent-style-name="Normální" style:family="paragraph">
      <style:paragraph-properties style:text-autospace="none" fo:margin-bottom="0in" fo:line-height="100%"/>
    </style:style>
    <style:style style:name="T47" style:parent-style-name="Standardnípísmoodstavce" style:family="text"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T4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49" style:parent-style-name="Normální" style:family="paragraph">
      <style:paragraph-properties style:text-autospace="none" fo:margin-bottom="0in" fo:line-height="100%"/>
    </style:style>
    <style:style style:name="T50" style:parent-style-name="Standardnípísmoodstavce" style:family="text">
      <style:text-properties style:font-name="T3Font_0" style:font-name-complex="T3Font_0" fo:color="#000000" style:letter-kerning="false" fo:font-size="8.5pt" style:font-size-asian="8.5pt" style:font-size-complex="8.5pt"/>
    </style:style>
    <style:style style:name="T51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2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53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4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5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56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7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58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10pt" style:font-size-asian="10pt" style:font-size-complex="10pt"/>
    </style:style>
    <style:style style:name="P59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0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61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62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3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4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65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6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7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68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69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70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71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72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73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74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75" style:parent-style-name="Normální" style:family="paragraph">
      <style:paragraph-properties style:text-autospace="none" fo:margin-bottom="0in" fo:line-height="100%"/>
      <style:text-properties style:font-name="LiberationSans" style:font-name-complex="LiberationSans" fo:color="#000000" style:letter-kerning="false" fo:font-size="8.5pt" style:font-size-asian="8.5pt" style:font-size-complex="8.5pt"/>
    </style:style>
    <style:style style:name="P76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P77" style:parent-style-name="Normální" style:family="paragraph">
      <style:paragraph-properties style:text-autospace="none" fo:margin-bottom="0in" fo:line-height="100%"/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  <style:style style:name="T78" style:parent-style-name="Standardnípísmoodstavce" style:family="text">
      <style:text-properties style:font-name="LiberationSans-Bold" style:font-name-complex="LiberationSans-Bold" fo:font-weight="bold" style:font-weight-asian="bold" style:font-weight-complex="bold" fo:color="#000000" style:letter-kerning="false" fo:font-size="8.5pt" style:font-size-asian="8.5pt" style:font-size-complex="8.5pt"/>
    </style:style>
  </office:automatic-styles>
  <office:body>
    <office:text text:use-soft-page-breaks="true">
      <text:p text:style-name="P1">23. b) Claim a jeho funkce v reklamní komunikaci 1</text:p>
      <text:p text:style-name="P2">23. b) Claim a jeho funkce v reklamní</text:p>
      <text:p text:style-name="P3">komunikaci</text:p>
      <text:p text:style-name="P4">Claim a jeho funkce v reklamní komunikaci – pozitivní tvrzení o výrobku nebo službě, která vyzdvihují jeho výhody.</text:p>
      <text:p text:style-name="P5">Skryté návody, které apelují na naše podvědomí + příklady.</text:p>
      <text:p text:style-name="P6">Claim a jeho funkce v reklamní komunikaci</text:p>
      <text:p text:style-name="P7"><text:span text:style-name="T8">Claim nebo také<text:s/></text:span><text:span text:style-name="T9">moto<text:s/></text:span><text:span text:style-name="T10">nebo<text:s/></text:span><text:span text:style-name="T11">slogan<text:s/></text:span><text:span text:style-name="T12">,je<text:s/></text:span><text:span text:style-name="T13">pozitivní tvrzení o výrobku nebo službě, které slouží jako klíčový prvek</text:span></text:p>
      <text:p text:style-name="P14">v reklamní komunikaci</text:p>
      <text:p text:style-name="P15"><text:span text:style-name="T16">j</text:span><text:span text:style-name="T17">e to hlavní zpráva, která vyzdvihuje výhody produktu a slouží k přesvědčování zákazníka o jeho hodnotě</text:span></text:p>
      <text:p text:style-name="P18"><text:span text:style-name="T19">má za úkol<text:s/></text:span><text:span text:style-name="T20">upoutat pozornost, zaujmout a motivovat zákazníka k nákupu</text:span></text:p>
      <text:p text:style-name="P21">spoluvytváří image společnosti nebo instituce, odráží její hodnoty a charakter</text:p>
      <text:p text:style-name="P22"><text:span text:style-name="T23">čeho chceme docílit →<text:s/></text:span><text:span text:style-name="T24">když naskočí slogan v paměti lidí pokaždé, když vidí logo</text:span></text:p>
      <text:p text:style-name="P25">příklady :</text:p>
      <text:p text:style-name="P26">"Just Do It" - Nike</text:p>
      <text:p text:style-name="P27">"I'm Lovin' It" - McDonald's</text:p>
      <text:p text:style-name="P28">"Think Different" - Apple</text:p>
      <text:p text:style-name="P29">"Protože vy za to stojíte" - L'Oréal</text:p>
      <text:p text:style-name="P30">"The Happiest Place on Earth" - Disneyland</text:p>
      <text:p text:style-name="P31">"Finger Lickin' Good" - KFC</text:p>
      <text:p text:style-name="P32">I banku můžete mít rádi - AirBank</text:p>
      <text:p text:style-name="P33">Pečení je radost. Hera je pečení. - Hera</text:p>
      <text:p text:style-name="P34">Stojí za to jíst lépe - Albert</text:p>
      <text:p text:style-name="P35">Radost otevřít - Coca Cola</text:p>
      <text:p text:style-name="P36">Skryté návody, které apelují na naše podvědomí + příklady.</text:p>
      <text:p text:style-name="P37">claimy a skryté návody ve reklamní komunikaci hrají důležitou roli při oslovování zákazníků a vytváření</text:p>
      <text:p text:style-name="P38">emocionálního propojení s produktem nebo službou</text:p>
      <text:p text:style-name="P39"><text:span text:style-name="T40">technikou v reklamní komunikaci, která apeluje na<text:s/></text:span><text:span text:style-name="T41">naše podvědomí<text:s/></text:span><text:span text:style-name="T42">a<text:s/></text:span><text:span text:style-name="T43">emocionální reakce</text:span></text:p>
      <text:p text:style-name="P44">tyto návody nejsou explicitně vyjádřeny, ale jsou vnímány podvědomě, což ovlivňuje naše rozhodování a</text:p>
      <text:p text:style-name="P45">chování.</text:p>
      <text:p text:style-name="P46"><text:span text:style-name="T47">Skrze symboly, barvy, obrázky a slogany se<text:s/></text:span><text:span text:style-name="T48">snaží podnítit určité pocity, touhy či potřeby</text:span></text:p>
      <text:p text:style-name="P49"><text:span text:style-name="T50">_</text:span><text:span text:style-name="T51">příklady:</text:span></text:p>
      <text:p text:style-name="P52">Reklama na luxusní automobil zobrazuje muže, který se rychle prohání překrásným horským údolím.</text:p>
      <text:p text:style-name="P53">→apeluje na pocit svobody, dobrodružství a prestiže. Skrze vizuální zážitek podporuje touhu po</text:p>
      <text:p text:style-name="P54">výjimečnosti a přitažlivosti spojené s vlastnictvím tohoto vozu</text:p>
      <text:p text:style-name="P55">Reklama na luxusní šperky zobrazuje ženu, která je obklopena zářivými diamanty a vypadá šťastná a sebevědomá.</text:p>
      <text:p text:style-name="P56">→ apeluje na touhu po luxusu, kráse a společenském uznání. Skrze emocionální spojení s kvalitou a</text:p>
      <text:p text:style-name="P57">prestiží šperků se snaží přesvědčit zákazníky, že vlastnictví těchto šperků jim přinese šťastnější a</text:p>
      <text:p text:style-name="P58">23. b) Claim a jeho funkce v reklamní komunikaci 2</text:p>
      <text:p text:style-name="P59">sebevědomější život.</text:p>
      <text:p text:style-name="P60">Reklama na energetický nápoj zobrazuje sportovce, který zdolává náročné překážky a dosahuje neuvěřitelných</text:p>
      <text:p text:style-name="P61">výkonů.</text:p>
      <text:p text:style-name="P62">→ apeluje na ambice, sílu a odvahu. Skrze vizuální představení sportovních úspěchů se snaží podpořit</text:p>
      <text:p text:style-name="P63">aspiraci zákazníků k dosažení vlastních cílů a překonání překážek</text:p>
      <text:p text:style-name="P64">Reklama na alkoholický nápoj zobrazuje mladé lidi, kteří se baví a tančí na hudebním festivalu.</text:p>
      <text:p text:style-name="P65">→ apeluje na touhu po společenské příslušnosti a zábavě. Skrze spojení nápoje s euforickými a</text:p>
      <text:p text:style-name="P66">bezstarostnými zážitky se snaží oslovit mladou cílovou skupinu</text:p>
      <text:p text:style-name="P67">Reklama na luxusní parfémy zobrazuje ženu, která se prochází rozkvetlou zahradou a cítí vůni květin.</text:p>
      <text:p text:style-name="P68">→ apeluje na touhu po smyslnosti, přitažlivosti a luxusu. Skrze vizuální podněty a asociace na příjemné</text:p>
      <text:p text:style-name="P69">pocity se snaží vyvolat žádostivost a spojení mezi parfémem a emocemi.</text:p>
      <text:p text:style-name="P70">Reklama na zdravou stravu zobrazuje rodinu, která společně připravuje a konzumuje čerstvé a pestře barevné</text:p>
      <text:p text:style-name="P71">pokrmy.</text:p>
      <text:p text:style-name="P72">→ apeluje na touhu po zdravém životním stylu a péči o rodinu. Skrze vizuální prezentaci zdravých jídel a</text:p>
      <text:p text:style-name="P73">harmonické rodinné atmosféry se snaží přesvědčit zákazníky, že tato strava přináší prospěch pro celou</text:p>
      <text:p text:style-name="P74">rodinu.</text:p>
      <text:p text:style-name="P75">Reklama na sportovní oblečení zobrazuje sportovce, kteří zdolávají extrémní překážky a dosahují nových rekordů.</text:p>
      <text:p text:style-name="P76">→ apeluje na touhu po výzvách, síle a osobním rozvoji. Skrze vizuální prezentaci sportovních výkonů a</text:p>
      <text:p text:style-name="P77">triumfů se snaží motivovat zákazníky k výběru tohoto oblečení pro podporu jejich vlastních sportovních</text:p>
      <text:p text:style-name="Normální"><text:span text:style-name="T78">úspěchů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Sans" svg:font-family="LiberationSans" style:font-family-generic="system" svg:panose-1="0 0 0 0 0 0 0 0 0 0"/>
    <style:font-face style:name="LiberationSans-Bold" svg:font-family="LiberationSans-Bold" style:font-family-generic="system" svg:panose-1="0 0 0 0 0 0 0 0 0 0"/>
    <style:font-face style:name="LiberationSans-Italic" svg:font-family="LiberationSans-Italic" style:font-family-generic="system" svg:panose-1="0 0 0 0 0 0 0 0 0 0"/>
    <style:font-face style:name="T3Font_0" svg:font-family="T3Font_0" style:font-family-generic="swiss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2:53:00Z</meta:creation-date>
    <dc:date>2023-05-08T12:53:00Z</dc:date>
    <meta:template xlink:href="Normal.dotm" xlink:type="simple"/>
    <meta:editing-cycles>2</meta:editing-cycles>
    <meta:editing-duration>PT60S</meta:editing-duration>
    <meta:document-statistic meta:page-count="1" meta:paragraph-count="7" meta:word-count="539" meta:character-count="3714" meta:row-count="26" meta:non-whitespace-character-count="3182"/>
  </office:meta>
</office:document-meta>
</file>